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8335in" svg:height="6.0185in" svg:x="13.3327in" svg:y="0in">
            <draw:object draw:notify-on-update-of-ranges="Sheet1.A1:Sheet1.A34 Sheet1.J1:Sheet1.J1 Sheet1.B1:Sheet1.B34 Sheet1.J2:Sheet1.J2 Sheet1.C1:Sheet1.C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1358in" svg:height="4.1697in" svg:x="6.0437in" svg:y="0.7874in">
            <draw:object draw:notify-on-update-of-ranges="Sheet1.E1:Sheet1.E1 Sheet1.F1:Sheet1.F1 Sheet1.F2:Sheet1.F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7.1358in" svg:height="4.1697in" svg:x="5.9701in" svg:y="5.2311in">
            <draw:object draw:notify-on-update-of-ranges="Sheet1.E32:Sheet1.E32 Sheet1.F32:Sheet1.F32 Sheet1.F33:Sheet1.F6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svg:width="7.1358in" svg:height="4.1697in" svg:x="6.7933in" svg:y="10.0417in">
            <draw:object draw:notify-on-update-of-ranges="Sheet1.E62:Sheet1.E62 Sheet1.F62:Sheet1.F62 Sheet1.F63:Sheet1.F9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7.1358in" svg:height="4.1697in" svg:x="6.4094in" svg:y="14.7685in">
            <draw:object draw:notify-on-update-of-ranges="Sheet1.E93:Sheet1.E93 Sheet1.F93:Sheet1.F93 Sheet1.F94:Sheet1.F12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6">
            <text:p>16</text:p>
          </table:table-cell>
          <table:table-cell office:value-type="float" office:value="6.658">
            <text:p>6.658</text:p>
          </table:table-cell>
          <table:table-cell office:value-type="float" office:value="2.5">
            <text:p>2.5</text:p>
          </table:table-cell>
          <table:table-cell/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449">
            <text:p>4.449</text:p>
          </table:table-cell>
          <table:table-cell office:value-type="float" office:value="2.204">
            <text:p>2.204</text:p>
          </table:table-cell>
          <table:table-cell/>
          <table:table-cell office:value-type="float" office:value="10">
            <text:p>10</text:p>
          </table:table-cell>
          <table:table-cell office:value-type="float" office:value="0.301">
            <text:p>0.30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.328">
            <text:p>3.328</text:p>
          </table:table-cell>
          <table:table-cell office:value-type="float" office:value="2.201">
            <text:p>2.201</text:p>
          </table:table-cell>
          <table:table-cell/>
          <table:table-cell office:value-type="float" office:value="20">
            <text:p>20</text:p>
          </table:table-cell>
          <table:table-cell office:value-type="float" office:value="0.595">
            <text:p>0.5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273">
            <text:p>2.273</text:p>
          </table:table-cell>
          <table:table-cell office:value-type="float" office:value="2.202">
            <text:p>2.202</text:p>
          </table:table-cell>
          <table:table-cell/>
          <table:table-cell office:value-type="float" office:value="30">
            <text:p>30</text:p>
          </table:table-cell>
          <table:table-cell office:value-type="float" office:value="0.976">
            <text:p>0.97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.228">
            <text:p>2.228</text:p>
          </table:table-cell>
          <table:table-cell office:value-type="float" office:value="2.202">
            <text:p>2.202</text:p>
          </table:table-cell>
          <table:table-cell/>
          <table:table-cell office:value-type="float" office:value="40">
            <text:p>40</text:p>
          </table:table-cell>
          <table:table-cell office:value-type="float" office:value="1.416">
            <text:p>1.41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198">
            <text:p>1.198</text:p>
          </table:table-cell>
          <table:table-cell office:value-type="float" office:value="1.8">
            <text:p>1.8</text:p>
          </table:table-cell>
          <table:table-cell/>
          <table:table-cell office:value-type="float" office:value="50">
            <text:p>50</text:p>
          </table:table-cell>
          <table:table-cell office:value-type="float" office:value="1.459">
            <text:p>1.45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176">
            <text:p>1.176</text:p>
          </table:table-cell>
          <table:table-cell office:value-type="float" office:value="1.179">
            <text:p>1.179</text:p>
          </table:table-cell>
          <table:table-cell/>
          <table:table-cell office:value-type="float" office:value="60">
            <text:p>60</text:p>
          </table:table-cell>
          <table:table-cell office:value-type="float" office:value="1.814">
            <text:p>1.81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.162">
            <text:p>1.162</text:p>
          </table:table-cell>
          <table:table-cell office:value-type="float" office:value="1.161">
            <text:p>1.161</text:p>
          </table:table-cell>
          <table:table-cell/>
          <table:table-cell office:value-type="float" office:value="70">
            <text:p>70</text:p>
          </table:table-cell>
          <table:table-cell office:value-type="float" office:value="1.976">
            <text:p>1.97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147">
            <text:p>1.147</text:p>
          </table:table-cell>
          <table:table-cell office:value-type="float" office:value="1.145">
            <text:p>1.145</text:p>
          </table:table-cell>
          <table:table-cell/>
          <table:table-cell office:value-type="float" office:value="80">
            <text:p>80</text:p>
          </table:table-cell>
          <table:table-cell office:value-type="float" office:value="2.726">
            <text:p>2.72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.148">
            <text:p>1.148</text:p>
          </table:table-cell>
          <table:table-cell office:value-type="float" office:value="1.133">
            <text:p>1.133</text:p>
          </table:table-cell>
          <table:table-cell/>
          <table:table-cell office:value-type="float" office:value="90">
            <text:p>90</text:p>
          </table:table-cell>
          <table:table-cell office:value-type="float" office:value="2.616">
            <text:p>2.61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.13">
            <text:p>1.13</text:p>
          </table:table-cell>
          <table:table-cell office:value-type="float" office:value="1.121">
            <text:p>1.121</text:p>
          </table:table-cell>
          <table:table-cell/>
          <table:table-cell office:value-type="float" office:value="100">
            <text:p>100</text:p>
          </table:table-cell>
          <table:table-cell office:value-type="float" office:value="2.925">
            <text:p>2.92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.121">
            <text:p>1.121</text:p>
          </table:table-cell>
          <table:table-cell office:value-type="float" office:value="1.001">
            <text:p>1.001</text:p>
          </table:table-cell>
          <table:table-cell/>
          <table:table-cell office:value-type="float" office:value="110">
            <text:p>110</text:p>
          </table:table-cell>
          <table:table-cell office:value-type="float" office:value="2.987">
            <text:p>2.98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.112">
            <text:p>1.112</text:p>
          </table:table-cell>
          <table:table-cell office:value-type="float" office:value="1.009">
            <text:p>1.009</text:p>
          </table:table-cell>
          <table:table-cell/>
          <table:table-cell office:value-type="float" office:value="120">
            <text:p>120</text:p>
          </table:table-cell>
          <table:table-cell office:value-type="float" office:value="3.733">
            <text:p>3.7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9">
            <text:p>0.99</text:p>
          </table:table-cell>
          <table:table-cell office:value-type="float" office:value="1.005">
            <text:p>1.005</text:p>
          </table:table-cell>
          <table:table-cell/>
          <table:table-cell office:value-type="float" office:value="130">
            <text:p>130</text:p>
          </table:table-cell>
          <table:table-cell office:value-type="float" office:value="4.563">
            <text:p>4.56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004">
            <text:p>1.004</text:p>
          </table:table-cell>
          <table:table-cell office:value-type="float" office:value="0.98">
            <text:p>0.98</text:p>
          </table:table-cell>
          <table:table-cell/>
          <table:table-cell office:value-type="float" office:value="140">
            <text:p>140</text:p>
          </table:table-cell>
          <table:table-cell office:value-type="float" office:value="5.336">
            <text:p>5.33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.102">
            <text:p>1.102</text:p>
          </table:table-cell>
          <table:table-cell office:value-type="float" office:value="0.96">
            <text:p>0.96</text:p>
          </table:table-cell>
          <table:table-cell/>
          <table:table-cell office:value-type="float" office:value="150">
            <text:p>150</text:p>
          </table:table-cell>
          <table:table-cell office:value-type="float" office:value="4.215">
            <text:p>4.21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/>
          <table:table-cell office:value-type="float" office:value="160">
            <text:p>160</text:p>
          </table:table-cell>
          <table:table-cell office:value-type="float" office:value="4.812">
            <text:p>4.81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/>
          <table:table-cell office:value-type="float" office:value="170">
            <text:p>170</text:p>
          </table:table-cell>
          <table:table-cell office:value-type="float" office:value="5.284">
            <text:p>5.28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/>
          <table:table-cell office:value-type="float" office:value="180">
            <text:p>180</text:p>
          </table:table-cell>
          <table:table-cell office:value-type="float" office:value="5.598">
            <text:p>5.59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86">
            <text:p>0.86</text:p>
          </table:table-cell>
          <table:table-cell office:value-type="float" office:value="0.77">
            <text:p>0.77</text:p>
          </table:table-cell>
          <table:table-cell/>
          <table:table-cell office:value-type="float" office:value="190">
            <text:p>190</text:p>
          </table:table-cell>
          <table:table-cell office:value-type="float" office:value="5.905">
            <text:p>5.90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81">
            <text:p>0.81</text:p>
          </table:table-cell>
          <table:table-cell office:value-type="float" office:value="0.75">
            <text:p>0.75</text:p>
          </table:table-cell>
          <table:table-cell/>
          <table:table-cell office:value-type="float" office:value="200">
            <text:p>200</text:p>
          </table:table-cell>
          <table:table-cell office:value-type="float" office:value="5.412">
            <text:p>5.41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/>
          <table:table-cell office:value-type="float" office:value="210">
            <text:p>210</text:p>
          </table:table-cell>
          <table:table-cell office:value-type="float" office:value="6.516">
            <text:p>6.51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/>
          <table:table-cell office:value-type="float" office:value="220">
            <text:p>220</text:p>
          </table:table-cell>
          <table:table-cell office:value-type="float" office:value="7.053">
            <text:p>7.05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/>
          <table:table-cell office:value-type="float" office:value="230">
            <text:p>230</text:p>
          </table:table-cell>
          <table:table-cell office:value-type="float" office:value="7.37">
            <text:p>7.3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77">
            <text:p>0.77</text:p>
          </table:table-cell>
          <table:table-cell office:value-type="float" office:value="0.67">
            <text:p>0.67</text:p>
          </table:table-cell>
          <table:table-cell/>
          <table:table-cell office:value-type="float" office:value="240">
            <text:p>240</text:p>
          </table:table-cell>
          <table:table-cell office:value-type="float" office:value="7.214">
            <text:p>7.21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76">
            <text:p>0.76</text:p>
          </table:table-cell>
          <table:table-cell office:value-type="float" office:value="0.73">
            <text:p>0.73</text:p>
          </table:table-cell>
          <table:table-cell/>
          <table:table-cell office:value-type="float" office:value="250">
            <text:p>250</text:p>
          </table:table-cell>
          <table:table-cell office:value-type="float" office:value="7.516">
            <text:p>7.51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76">
            <text:p>0.76</text:p>
          </table:table-cell>
          <table:table-cell office:value-type="float" office:value="0.63">
            <text:p>0.63</text:p>
          </table:table-cell>
          <table:table-cell/>
          <table:table-cell office:value-type="float" office:value="260">
            <text:p>260</text:p>
          </table:table-cell>
          <table:table-cell office:value-type="float" office:value="7.558">
            <text:p>7.55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62">
            <text:p>0.62</text:p>
          </table:table-cell>
          <table:table-cell office:value-type="float" office:value="0.68">
            <text:p>0.68</text:p>
          </table:table-cell>
          <table:table-cell/>
          <table:table-cell office:value-type="float" office:value="270">
            <text:p>270</text:p>
          </table:table-cell>
          <table:table-cell office:value-type="float" office:value="9.728">
            <text:p>9.72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59">
            <text:p>0.59</text:p>
          </table:table-cell>
          <table:table-cell office:value-type="float" office:value="0.63">
            <text:p>0.63</text:p>
          </table:table-cell>
          <table:table-cell/>
          <table:table-cell office:value-type="float" office:value="280">
            <text:p>280</text:p>
          </table:table-cell>
          <table:table-cell office:value-type="float" office:value="8.136">
            <text:p>8.13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75">
            <text:p>0.75</text:p>
          </table:table-cell>
          <table:table-cell office:value-type="float" office:value="0.57">
            <text:p>0.57</text:p>
          </table:table-cell>
          <table:table-cell/>
          <table:table-cell office:value-type="float" office:value="290">
            <text:p>290</text:p>
          </table:table-cell>
          <table:table-cell office:value-type="float" office:value="8.134">
            <text:p>8.1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72">
            <text:p>0.72</text:p>
          </table:table-cell>
          <table:table-cell office:value-type="float" office:value="0.66">
            <text:p>0.66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57">
            <text:p>0.57</text:p>
          </table:table-cell>
          <table:table-cell office:value-type="float" office:value="0.62">
            <text:p>0.62</text:p>
          </table:table-cell>
          <table:table-cell/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/>
          <table:table-cell office:value-type="float" office:value="10">
            <text:p>10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64">
            <text:p>0.64</text:p>
          </table:table-cell>
          <table:table-cell office:value-type="float" office:value="0.53">
            <text:p>0.53</text:p>
          </table:table-cell>
          <table:table-cell/>
          <table:table-cell office:value-type="float" office:value="20">
            <text:p>20</text:p>
          </table:table-cell>
          <table:table-cell office:value-type="float" office:value="0.609">
            <text:p>0.609</text:p>
          </table:table-cell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office:value-type="float" office:value="0.938">
            <text:p>0.938</text:p>
          </table:table-cell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 office:value-type="float" office:value="1.247">
            <text:p>1.247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office:value-type="float" office:value="1.365">
            <text:p>1.365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office:value-type="float" office:value="1.69">
            <text:p>1.69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 office:value-type="float" office:value="1.906">
            <text:p>1.906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office:value-type="float" office:value="2.084">
            <text:p>2.084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office:value-type="float" office:value="2.528">
            <text:p>2.528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3.009">
            <text:p>3.009</text:p>
          </table:table-cell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 office:value-type="float" office:value="2.981">
            <text:p>2.981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office:value-type="float" office:value="3.732">
            <text:p>3.732</text:p>
          </table:table-cell>
        </table:table-row>
        <table:table-row table:style-name="ro1">
          <table:table-cell table:number-columns-repeated="4"/>
          <table:table-cell office:value-type="float" office:value="130">
            <text:p>130</text:p>
          </table:table-cell>
          <table:table-cell office:value-type="float" office:value="4.175">
            <text:p>4.175</text:p>
          </table:table-cell>
        </table:table-row>
        <table:table-row table:style-name="ro1">
          <table:table-cell table:number-columns-repeated="4"/>
          <table:table-cell office:value-type="float" office:value="140">
            <text:p>140</text:p>
          </table:table-cell>
          <table:table-cell office:value-type="float" office:value="3.943">
            <text:p>3.943</text:p>
          </table:table-cell>
        </table:table-row>
        <table:table-row table:style-name="ro1">
          <table:table-cell table:number-columns-repeated="4"/>
          <table:table-cell office:value-type="float" office:value="150">
            <text:p>150</text:p>
          </table:table-cell>
          <table:table-cell office:value-type="float" office:value="5.346">
            <text:p>5.346</text:p>
          </table:table-cell>
        </table:table-row>
        <table:table-row table:style-name="ro1">
          <table:table-cell table:number-columns-repeated="4"/>
          <table:table-cell office:value-type="float" office:value="160">
            <text:p>160</text:p>
          </table:table-cell>
          <table:table-cell office:value-type="float" office:value="4.645">
            <text:p>4.645</text:p>
          </table:table-cell>
        </table:table-row>
        <table:table-row table:style-name="ro1">
          <table:table-cell table:number-columns-repeated="4"/>
          <table:table-cell office:value-type="float" office:value="170">
            <text:p>170</text:p>
          </table:table-cell>
          <table:table-cell office:value-type="float" office:value="5.105">
            <text:p>5.105</text:p>
          </table:table-cell>
        </table:table-row>
        <table:table-row table:style-name="ro1">
          <table:table-cell table:number-columns-repeated="4"/>
          <table:table-cell office:value-type="float" office:value="180">
            <text:p>180</text:p>
          </table:table-cell>
          <table:table-cell office:value-type="float" office:value="4.877">
            <text:p>4.877</text:p>
          </table:table-cell>
        </table:table-row>
        <table:table-row table:style-name="ro1">
          <table:table-cell table:number-columns-repeated="4"/>
          <table:table-cell office:value-type="float" office:value="190">
            <text:p>190</text:p>
          </table:table-cell>
          <table:table-cell office:value-type="float" office:value="5.14">
            <text:p>5.14</text:p>
          </table:table-cell>
        </table:table-row>
        <table:table-row table:style-name="ro1">
          <table:table-cell table:number-columns-repeated="4"/>
          <table:table-cell office:value-type="float" office:value="200">
            <text:p>200</text:p>
          </table:table-cell>
          <table:table-cell office:value-type="float" office:value="6.21">
            <text:p>6.21</text:p>
          </table:table-cell>
        </table:table-row>
        <table:table-row table:style-name="ro1">
          <table:table-cell table:number-columns-repeated="4"/>
          <table:table-cell office:value-type="float" office:value="210">
            <text:p>210</text:p>
          </table:table-cell>
          <table:table-cell office:value-type="float" office:value="6.333">
            <text:p>6.333</text:p>
          </table:table-cell>
        </table:table-row>
        <table:table-row table:style-name="ro1">
          <table:table-cell table:number-columns-repeated="4"/>
          <table:table-cell office:value-type="float" office:value="220">
            <text:p>220</text:p>
          </table:table-cell>
          <table:table-cell office:value-type="float" office:value="6.402">
            <text:p>6.402</text:p>
          </table:table-cell>
        </table:table-row>
        <table:table-row table:style-name="ro1">
          <table:table-cell table:number-columns-repeated="4"/>
          <table:table-cell office:value-type="float" office:value="230">
            <text:p>230</text:p>
          </table:table-cell>
          <table:table-cell office:value-type="float" office:value="6.642">
            <text:p>6.642</text:p>
          </table:table-cell>
        </table:table-row>
        <table:table-row table:style-name="ro1">
          <table:table-cell table:number-columns-repeated="4"/>
          <table:table-cell office:value-type="float" office:value="240">
            <text:p>240</text:p>
          </table:table-cell>
          <table:table-cell office:value-type="float" office:value="7.222">
            <text:p>7.222</text:p>
          </table:table-cell>
        </table:table-row>
        <table:table-row table:style-name="ro1">
          <table:table-cell table:number-columns-repeated="4"/>
          <table:table-cell office:value-type="float" office:value="250">
            <text:p>250</text:p>
          </table:table-cell>
          <table:table-cell office:value-type="float" office:value="7.51">
            <text:p>7.51</text:p>
          </table:table-cell>
        </table:table-row>
        <table:table-row table:style-name="ro1">
          <table:table-cell table:number-columns-repeated="4"/>
          <table:table-cell office:value-type="float" office:value="260">
            <text:p>260</text:p>
          </table:table-cell>
          <table:table-cell office:value-type="float" office:value="7.548">
            <text:p>7.548</text:p>
          </table:table-cell>
        </table:table-row>
        <table:table-row table:style-name="ro1">
          <table:table-cell table:number-columns-repeated="4"/>
          <table:table-cell office:value-type="float" office:value="270">
            <text:p>270</text:p>
          </table:table-cell>
          <table:table-cell office:value-type="float" office:value="8.107">
            <text:p>8.107</text:p>
          </table:table-cell>
        </table:table-row>
        <table:table-row table:style-name="ro1">
          <table:table-cell table:number-columns-repeated="4"/>
          <table:table-cell office:value-type="float" office:value="280">
            <text:p>280</text:p>
          </table:table-cell>
          <table:table-cell office:value-type="float" office:value="8.74">
            <text:p>8.7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.305">
            <text:p>0.305</text:p>
          </table:table-cell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float" office:value="0.613">
            <text:p>0.613</text:p>
          </table:table-cell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office:value-type="float" office:value="0.954">
            <text:p>0.954</text:p>
          </table:table-cell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 office:value-type="float" office:value="1.253">
            <text:p>1.253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office:value-type="float" office:value="1.514">
            <text:p>1.514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office:value-type="float" office:value="1.755">
            <text:p>1.755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 office:value-type="float" office:value="2.078">
            <text:p>2.078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office:value-type="float" office:value="2.647">
            <text:p>2.647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office:value-type="float" office:value="2.715">
            <text:p>2.715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3.213">
            <text:p>3.213</text:p>
          </table:table-cell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 office:value-type="float" office:value="3.197">
            <text:p>3.197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office:value-type="float" office:value="3.254">
            <text:p>3.254</text:p>
          </table:table-cell>
        </table:table-row>
        <table:table-row table:style-name="ro1">
          <table:table-cell table:number-columns-repeated="4"/>
          <table:table-cell office:value-type="float" office:value="130">
            <text:p>130</text:p>
          </table:table-cell>
          <table:table-cell office:value-type="float" office:value="3.649">
            <text:p>3.649</text:p>
          </table:table-cell>
        </table:table-row>
        <table:table-row table:style-name="ro1">
          <table:table-cell table:number-columns-repeated="4"/>
          <table:table-cell office:value-type="float" office:value="140">
            <text:p>140</text:p>
          </table:table-cell>
          <table:table-cell office:value-type="float" office:value="4.353">
            <text:p>4.353</text:p>
          </table:table-cell>
        </table:table-row>
        <table:table-row table:style-name="ro1">
          <table:table-cell table:number-columns-repeated="4"/>
          <table:table-cell office:value-type="float" office:value="150">
            <text:p>150</text:p>
          </table:table-cell>
          <table:table-cell office:value-type="float" office:value="4.376">
            <text:p>4.376</text:p>
          </table:table-cell>
        </table:table-row>
        <table:table-row table:style-name="ro1">
          <table:table-cell table:number-columns-repeated="4"/>
          <table:table-cell office:value-type="float" office:value="160">
            <text:p>160</text:p>
          </table:table-cell>
          <table:table-cell office:value-type="float" office:value="5.128">
            <text:p>5.128</text:p>
          </table:table-cell>
        </table:table-row>
        <table:table-row table:style-name="ro1">
          <table:table-cell table:number-columns-repeated="4"/>
          <table:table-cell office:value-type="float" office:value="170">
            <text:p>170</text:p>
          </table:table-cell>
          <table:table-cell office:value-type="float" office:value="5.111">
            <text:p>5.111</text:p>
          </table:table-cell>
        </table:table-row>
        <table:table-row table:style-name="ro1">
          <table:table-cell table:number-columns-repeated="4"/>
          <table:table-cell office:value-type="float" office:value="180">
            <text:p>180</text:p>
          </table:table-cell>
          <table:table-cell office:value-type="float" office:value="5.411">
            <text:p>5.411</text:p>
          </table:table-cell>
        </table:table-row>
        <table:table-row table:style-name="ro1">
          <table:table-cell table:number-columns-repeated="4"/>
          <table:table-cell office:value-type="float" office:value="190">
            <text:p>190</text:p>
          </table:table-cell>
          <table:table-cell office:value-type="float" office:value="5.896">
            <text:p>5.896</text:p>
          </table:table-cell>
        </table:table-row>
        <table:table-row table:style-name="ro1">
          <table:table-cell table:number-columns-repeated="4"/>
          <table:table-cell office:value-type="float" office:value="200">
            <text:p>200</text:p>
          </table:table-cell>
          <table:table-cell office:value-type="float" office:value="5.409">
            <text:p>5.409</text:p>
          </table:table-cell>
        </table:table-row>
        <table:table-row table:style-name="ro1">
          <table:table-cell table:number-columns-repeated="4"/>
          <table:table-cell office:value-type="float" office:value="210">
            <text:p>210</text:p>
          </table:table-cell>
          <table:table-cell office:value-type="float" office:value="6.937">
            <text:p>6.937</text:p>
          </table:table-cell>
        </table:table-row>
        <table:table-row table:style-name="ro1">
          <table:table-cell table:number-columns-repeated="4"/>
          <table:table-cell office:value-type="float" office:value="220">
            <text:p>220</text:p>
          </table:table-cell>
          <table:table-cell office:value-type="float" office:value="6.61">
            <text:p>6.61</text:p>
          </table:table-cell>
        </table:table-row>
        <table:table-row table:style-name="ro1">
          <table:table-cell table:number-columns-repeated="4"/>
          <table:table-cell office:value-type="float" office:value="230">
            <text:p>230</text:p>
          </table:table-cell>
          <table:table-cell office:value-type="float" office:value="7.826">
            <text:p>7.826</text:p>
          </table:table-cell>
        </table:table-row>
        <table:table-row table:style-name="ro1">
          <table:table-cell table:number-columns-repeated="4"/>
          <table:table-cell office:value-type="float" office:value="240">
            <text:p>240</text:p>
          </table:table-cell>
          <table:table-cell office:value-type="float" office:value="7.451">
            <text:p>7.451</text:p>
          </table:table-cell>
        </table:table-row>
        <table:table-row table:style-name="ro1">
          <table:table-cell table:number-columns-repeated="4"/>
          <table:table-cell office:value-type="float" office:value="250">
            <text:p>250</text:p>
          </table:table-cell>
          <table:table-cell office:value-type="float" office:value="7.03">
            <text:p>7.03</text:p>
          </table:table-cell>
        </table:table-row>
        <table:table-row table:style-name="ro1">
          <table:table-cell table:number-columns-repeated="4"/>
          <table:table-cell office:value-type="float" office:value="260">
            <text:p>260</text:p>
          </table:table-cell>
          <table:table-cell office:value-type="float" office:value="7.551">
            <text:p>7.551</text:p>
          </table:table-cell>
        </table:table-row>
        <table:table-row table:style-name="ro1">
          <table:table-cell table:number-columns-repeated="4"/>
          <table:table-cell office:value-type="float" office:value="270">
            <text:p>270</text:p>
          </table:table-cell>
          <table:table-cell office:value-type="float" office:value="8.65">
            <text:p>8.65</text:p>
          </table:table-cell>
        </table:table-row>
        <table:table-row table:style-name="ro1">
          <table:table-cell table:number-columns-repeated="4"/>
          <table:table-cell office:value-type="float" office:value="280">
            <text:p>280</text:p>
          </table:table-cell>
          <table:table-cell office:value-type="float" office:value="8.126">
            <text:p>8.126</text:p>
          </table:table-cell>
        </table:table-row>
        <table:table-row table:style-name="ro1">
          <table:table-cell table:number-columns-repeated="4"/>
          <table:table-cell office:value-type="float" office:value="290">
            <text:p>290</text:p>
          </table:table-cell>
          <table:table-cell office:value-type="float" office:value="9.007">
            <text:p>9.0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0.501">
            <text:p>0.501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.703">
            <text:p>0.703</text:p>
          </table:table-cell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office:value-type="float" office:value="0.914">
            <text:p>0.914</text:p>
          </table:table-cell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 office:value-type="float" office:value="1.142">
            <text:p>1.142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office:value-type="float" office:value="1.254">
            <text:p>1.254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office:value-type="float" office:value="2.893">
            <text:p>2.893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 office:value-type="float" office:value="3.608">
            <text:p>3.608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office:value-type="float" office:value="3.791">
            <text:p>3.791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 office:value-type="float" office:value="4.068">
            <text:p>4.068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4.831">
            <text:p>4.831</text:p>
          </table:table-cell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 office:value-type="float" office:value="5.759">
            <text:p>5.759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office:value-type="float" office:value="5.895">
            <text:p>5.895</text:p>
          </table:table-cell>
        </table:table-row>
        <table:table-row table:style-name="ro1">
          <table:table-cell table:number-columns-repeated="4"/>
          <table:table-cell office:value-type="float" office:value="130">
            <text:p>130</text:p>
          </table:table-cell>
          <table:table-cell office:value-type="float" office:value="6.403">
            <text:p>6.403</text:p>
          </table:table-cell>
        </table:table-row>
        <table:table-row table:style-name="ro1">
          <table:table-cell table:number-columns-repeated="4"/>
          <table:table-cell office:value-type="float" office:value="140">
            <text:p>140</text:p>
          </table:table-cell>
          <table:table-cell office:value-type="float" office:value="6.877">
            <text:p>6.877</text:p>
          </table:table-cell>
        </table:table-row>
        <table:table-row table:style-name="ro1">
          <table:table-cell table:number-columns-repeated="4"/>
          <table:table-cell office:value-type="float" office:value="150">
            <text:p>150</text:p>
          </table:table-cell>
          <table:table-cell office:value-type="float" office:value="7.667">
            <text:p>7.667</text:p>
          </table:table-cell>
        </table:table-row>
        <table:table-row table:style-name="ro1">
          <table:table-cell table:number-columns-repeated="4"/>
          <table:table-cell office:value-type="float" office:value="160">
            <text:p>160</text:p>
          </table:table-cell>
          <table:table-cell office:value-type="float" office:value="7.862">
            <text:p>7.862</text:p>
          </table:table-cell>
        </table:table-row>
        <table:table-row table:style-name="ro1">
          <table:table-cell table:number-columns-repeated="4"/>
          <table:table-cell office:value-type="float" office:value="170">
            <text:p>170</text:p>
          </table:table-cell>
          <table:table-cell office:value-type="float" office:value="9.034">
            <text:p>9.034</text:p>
          </table:table-cell>
        </table:table-row>
        <table:table-row table:style-name="ro1">
          <table:table-cell table:number-columns-repeated="4"/>
          <table:table-cell office:value-type="float" office:value="180">
            <text:p>180</text:p>
          </table:table-cell>
          <table:table-cell office:value-type="float" office:value="9.027">
            <text:p>9.027</text:p>
          </table:table-cell>
        </table:table-row>
        <table:table-row table:style-name="ro1">
          <table:table-cell table:number-columns-repeated="4"/>
          <table:table-cell office:value-type="float" office:value="190">
            <text:p>190</text:p>
          </table:table-cell>
          <table:table-cell office:value-type="float" office:value="9.899">
            <text:p>9.899</text:p>
          </table:table-cell>
        </table:table-row>
        <table:table-row table:style-name="ro1">
          <table:table-cell table:number-columns-repeated="4"/>
          <table:table-cell office:value-type="float" office:value="200">
            <text:p>200</text:p>
          </table:table-cell>
          <table:table-cell office:value-type="float" office:value="9.026">
            <text:p>9.026</text:p>
          </table:table-cell>
        </table:table-row>
        <table:table-row table:style-name="ro1">
          <table:table-cell table:number-columns-repeated="4"/>
          <table:table-cell office:value-type="float" office:value="210">
            <text:p>210</text:p>
          </table:table-cell>
          <table:table-cell office:value-type="float" office:value="10.726">
            <text:p>10.726</text:p>
          </table:table-cell>
        </table:table-row>
        <table:table-row table:style-name="ro1">
          <table:table-cell table:number-columns-repeated="4"/>
          <table:table-cell office:value-type="float" office:value="220">
            <text:p>220</text:p>
          </table:table-cell>
          <table:table-cell office:value-type="float" office:value="11.234">
            <text:p>11.234</text:p>
          </table:table-cell>
        </table:table-row>
        <table:table-row table:style-name="ro1">
          <table:table-cell table:number-columns-repeated="4"/>
          <table:table-cell office:value-type="float" office:value="230">
            <text:p>230</text:p>
          </table:table-cell>
          <table:table-cell office:value-type="float" office:value="12.675">
            <text:p>12.675</text:p>
          </table:table-cell>
        </table:table-row>
        <table:table-row table:style-name="ro1">
          <table:table-cell table:number-columns-repeated="4"/>
          <table:table-cell office:value-type="float" office:value="240">
            <text:p>240</text:p>
          </table:table-cell>
          <table:table-cell office:value-type="float" office:value="10.817">
            <text:p>10.817</text:p>
          </table:table-cell>
        </table:table-row>
        <table:table-row table:style-name="ro1">
          <table:table-cell table:number-columns-repeated="4"/>
          <table:table-cell office:value-type="float" office:value="250">
            <text:p>250</text:p>
          </table:table-cell>
          <table:table-cell office:value-type="float" office:value="13.268">
            <text:p>13.268</text:p>
          </table:table-cell>
        </table:table-row>
        <table:table-row table:style-name="ro1">
          <table:table-cell table:number-columns-repeated="4"/>
          <table:table-cell office:value-type="float" office:value="260">
            <text:p>260</text:p>
          </table:table-cell>
          <table:table-cell office:value-type="float" office:value="12.236">
            <text:p>12.236</text:p>
          </table:table-cell>
        </table:table-row>
        <table:table-row table:style-name="ro1">
          <table:table-cell table:number-columns-repeated="4"/>
          <table:table-cell office:value-type="float" office:value="270">
            <text:p>270</text:p>
          </table:table-cell>
          <table:table-cell office:value-type="float" office:value="13.523">
            <text:p>13.523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Partyka</meta:initial-creator>
    <meta:creation-date>2013-12-16T02:54:56</meta:creation-date>
    <dc:date>2013-12-17T09:48:41</dc:date>
    <dc:creator>Piotr Turek</dc:creator>
    <meta:editing-duration>PT6H22M29S</meta:editing-duration>
    <meta:editing-cycles>11</meta:editing-cycles>
    <meta:generator>LibreOffice/3.5$Linux_X86_64 LibreOffice_project/350m1$Build-2</meta:generator>
    <meta:document-statistic meta:table-count="3" meta:cell-count="3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58cm" svg:height="15.288cm" xlink:href=".." xlink:type="simple" chart:class="chart:line" chart:style-name="ch1">
        <chart:title svg:x="5.937cm" svg:y="0.441cm" chart:style-name="ch2">
          <text:p>Processing of 30k elements</text:p>
        </chart:title>
        <chart:plot-area chart:style-name="ch3" table:cell-range-address="Sheet1.A1:Sheet1.C34 Sheet1.J1:Sheet1.J2" chart:data-source-has-labels="both" svg:x="1.358cm" svg:y="2.135cm" svg:width="15.306cm" svg:height="11.867cm">
          <chartooo:coordinate-region svg:x="1.794cm" svg:y="2.334cm" svg:width="14.59cm" svg:height="10.623cm"/>
          <chart:axis chart:dimension="x" chart:name="primary-x" chart:style-name="ch4" chartooo:axis-type="auto">
            <chartooo:date-scale/>
            <chart:title svg:x="7.247cm" svg:y="14.307cm" chart:style-name="ch5">
              <text:p>Thread count (pairs x 2)</text:p>
            </chart:title>
            <chart:categories table:cell-range-address="Sheet1.A1:Sheet1.A34"/>
          </chart:axis>
          <chart:axis chart:dimension="y" chart:name="primary-y" chart:style-name="ch4">
            <chart:title svg:x="0.451cm" svg:y="10.083cm" chart:style-name="ch6">
              <text:p>Total time of processing [s]</text:p>
            </chart:title>
            <chart:grid chart:style-name="ch7" chart:class="major"/>
          </chart:axis>
          <chart:series chart:style-name="ch8" chart:values-cell-range-address="Sheet1.B1:Sheet1.B34" chart:label-cell-address="Sheet1.J1:Sheet1.J1" chart:class="chart:line">
            <chart:data-point chart:repeated="34"/>
          </chart:series>
          <chart:series chart:style-name="ch9" chart:values-cell-range-address="Sheet1.C1:Sheet1.C34" chart:label-cell-address="Sheet1.J2:Sheet1.J2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1:Sheet1.J1</svg:desc>
                </draw:g>
              </table:table-cell>
              <table:table-cell office:value-type="string">
                <text:p/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Sheet1.A1:Sheet1.A34</svg:desc>
                </draw:g>
              </table:table-cell>
              <table:table-cell office:value-type="float" office:value="6.658">
                <text:p>6.658</text:p>
                <draw:g>
                  <svg:desc>Sheet1.B1:Sheet1.B34</svg:desc>
                </draw:g>
              </table:table-cell>
              <table:table-cell office:value-type="float" office:value="2.5">
                <text:p>2.5</text:p>
                <draw:g>
                  <svg:desc>Sheet1.C1:Sheet1.C34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449">
                <text:p>4.449</text:p>
              </table:table-cell>
              <table:table-cell office:value-type="float" office:value="2.204">
                <text:p>2.2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328">
                <text:p>3.328</text:p>
              </table:table-cell>
              <table:table-cell office:value-type="float" office:value="2.201">
                <text:p>2.2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273">
                <text:p>2.273</text:p>
              </table:table-cell>
              <table:table-cell office:value-type="float" office:value="2.202">
                <text:p>2.2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228">
                <text:p>2.228</text:p>
              </table:table-cell>
              <table:table-cell office:value-type="float" office:value="2.202">
                <text:p>2.2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198">
                <text:p>1.19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76">
                <text:p>1.176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.162">
                <text:p>1.162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147">
                <text:p>1.147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.148">
                <text:p>1.148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13">
                <text:p>1.13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.121">
                <text:p>1.12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.112">
                <text:p>1.112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9">
                <text:p>0.99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004">
                <text:p>1.00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.102">
                <text:p>1.10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98">
                <text:p>0.9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92">
                <text:p>0.9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8">
                <text:p>0.9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86">
                <text:p>0.8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81">
                <text:p>0.8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86">
                <text:p>0.8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8">
                <text:p>0.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77">
                <text:p>0.7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76">
                <text:p>0.7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76">
                <text:p>0.7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.62">
                <text:p>0.6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9">
                <text:p>0.5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75">
                <text:p>0.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72">
                <text:p>0.7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57">
                <text:p>0.5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6">
                <text:p>0.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4">
                <text:p>0.64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26cm" svg:height="10.592cm" xlink:href=".." xlink:type="simple" chart:class="chart:line" chart:style-name="ch1">
        <chart:title svg:x="1.817cm" svg:y="0.347cm" chart:style-name="ch2">
          <text:p>Total time (simultaneous comp. time)</text:p>
        </chart:title>
        <chart:subtitle svg:x="3.741cm" svg:y="1.337cm" chart:style-name="ch3">
          <text:p>Buffer size 20, thread pairs 10, processing limit 100 per proxy</text:p>
        </chart:subtitle>
        <chart:legend svg:x="10.841cm" svg:y="0.26cm" style:legend-expansion="custom" chartooo:width="6.59cm" chartooo:height="1.17cm" style:legend-expansion-aspect-ratio="5.63247863247863" chart:style-name="ch4"/>
        <chart:plot-area chart:style-name="ch5" table:cell-range-address="Sheet1.E32:Sheet1.F60 Sheet1.D1:Sheet1.D1 Sheet1.F1:Sheet1.F1" chart:data-source-has-labels="both" svg:x="1.59cm" svg:y="1.959cm" svg:width="16.373cm" svg:height="6.682cm">
          <chartooo:coordinate-region svg:x="2.211cm" svg:y="2.158cm" svg:width="15.472cm" svg:height="5.836cm"/>
          <chart:axis chart:dimension="x" chart:name="primary-x" chart:style-name="ch6" chartooo:axis-type="auto">
            <chartooo:date-scale/>
            <chart:title svg:x="7.589cm" svg:y="8.852cm" chart:style-name="ch7">
              <text:p>Simultaneous com. time [ms]</text:p>
            </chart:title>
            <chart:categories table:cell-range-address="Sheet1.E33:Sheet1.E60 Sheet1.D1:Sheet1.D1 Sheet1.F1:Sheet1.F1"/>
          </chart:axis>
          <chart:axis chart:dimension="y" chart:name="primary-y" chart:style-name="ch6">
            <chart:title svg:x="0.668cm" svg:y="6.283cm" chart:style-name="ch8">
              <text:p>Total time [s]</text:p>
            </chart:title>
            <chart:grid chart:style-name="ch9" chart:class="major"/>
          </chart:axis>
          <chart:series chart:style-name="ch10" chart:values-cell-range-address="Sheet1.F33:Sheet1.F60" chart:label-cell-address="Sheet1.F32:Sheet1.F32" chart:class="chart:line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7</text:p>
                <draw:g>
                  <svg:desc>Sheet1.F32:Sheet1.F3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E33:Sheet1.E60 Sheet1.D1:Sheet1.D1 Sheet1.F1:Sheet1.F1</svg:desc>
                </draw:g>
              </table:table-cell>
              <table:table-cell office:value-type="float" office:value="0.32">
                <text:p>0.32</text:p>
                <draw:g>
                  <svg:desc>Sheet1.F33:Sheet1.F6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47">
                <text:p>1.2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906">
                <text:p>1.9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084">
                <text:p>2.0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009">
                <text:p>3.00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981">
                <text:p>2.9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732">
                <text:p>3.7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175">
                <text:p>4.1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.943">
                <text:p>3.9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.346">
                <text:p>5.34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.645">
                <text:p>4.6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.105">
                <text:p>5.10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.877">
                <text:p>4.87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.333">
                <text:p>6.3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.402">
                <text:p>6.40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.642">
                <text:p>6.64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.222">
                <text:p>7.2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.107">
                <text:p>8.10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.74">
                <text:p>8.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26cm" svg:height="10.592cm" xlink:href=".." xlink:type="simple" chart:class="chart:line" chart:style-name="ch1">
        <chart:title svg:x="1.817cm" svg:y="0.346cm" chart:style-name="ch2">
          <text:p>Total time (simultaneous comp. time)</text:p>
        </chart:title>
        <chart:subtitle svg:x="3.741cm" svg:y="1.337cm" chart:style-name="ch3">
          <text:p>Buffer size 20, thread pairs 20, processing limit 100 per proxy</text:p>
        </chart:subtitle>
        <chart:legend svg:x="10.841cm" svg:y="0.26cm" style:legend-expansion="custom" chartooo:width="6.59cm" chartooo:height="1.17cm" style:legend-expansion-aspect-ratio="5.63247863247863" chart:style-name="ch4"/>
        <chart:plot-area chart:style-name="ch5" table:cell-range-address="Sheet1.E1:Sheet1.F30 Sheet1.D1:Sheet1.D1" chart:data-source-has-labels="both" svg:x="1.59cm" svg:y="1.959cm" svg:width="16.373cm" svg:height="7.08cm">
          <chartooo:coordinate-region svg:x="2.211cm" svg:y="2.158cm" svg:width="15.472cm" svg:height="5.836cm"/>
          <chart:axis chart:dimension="x" chart:name="primary-x" chart:style-name="ch6" chartooo:axis-type="auto">
            <chartooo:date-scale/>
            <chart:title svg:x="7.589cm" svg:y="9.25cm" chart:style-name="ch7">
              <text:p>Simultaneous com. time [ms]</text:p>
            </chart:title>
            <chart:categories table:cell-range-address="Sheet1.E2:Sheet1.E30 Sheet1.D1:Sheet1.D1"/>
          </chart:axis>
          <chart:axis chart:dimension="y" chart:name="primary-y" chart:style-name="ch6">
            <chart:title svg:x="0.668cm" svg:y="6.482cm" chart:style-name="ch8">
              <text:p>Total time [s]</text:p>
            </chart:title>
            <chart:grid chart:style-name="ch9" chart:class="major"/>
          </chart:axis>
          <chart:series chart:style-name="ch10" chart:values-cell-range-address="Sheet1.F2:Sheet1.F30" chart:label-cell-address="Sheet1.F1:Sheet1.F1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03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E2:Sheet1.E30 Sheet1.D1:Sheet1.D1</svg:desc>
                </draw:g>
              </table:table-cell>
              <table:table-cell office:value-type="float" office:value="0.301">
                <text:p>0.301</text:p>
                <draw:g>
                  <svg:desc>Sheet1.F2:Sheet1.F3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59">
                <text:p>1.4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976">
                <text:p>1.9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726">
                <text:p>2.7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616">
                <text:p>2.6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987">
                <text:p>2.9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733">
                <text:p>3.73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563">
                <text:p>4.56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.336">
                <text:p>5.3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215">
                <text:p>4.2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.812">
                <text:p>4.81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.284">
                <text:p>5.2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598">
                <text:p>5.5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.905">
                <text:p>5.9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.412">
                <text:p>5.41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.516">
                <text:p>6.5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.053">
                <text:p>7.0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.214">
                <text:p>7.2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.516">
                <text:p>7.51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.558">
                <text:p>7.55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9.728">
                <text:p>9.72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.136">
                <text:p>8.13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.134">
                <text:p>8.1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26cm" svg:height="10.592cm" xlink:href=".." xlink:type="simple" chart:class="chart:line" chart:style-name="ch1">
        <chart:title svg:x="1.817cm" svg:y="0.348cm" chart:style-name="ch2">
          <text:p>Total time (simultaneous comp. time)</text:p>
        </chart:title>
        <chart:subtitle svg:x="3.529cm" svg:y="1.337cm" chart:style-name="ch3">
          <text:p>Buffer size 1000, thread pairs 20, processing limit 100 per proxy</text:p>
        </chart:subtitle>
        <chart:legend svg:x="10.841cm" svg:y="0.26cm" style:legend-expansion="custom" chartooo:width="6.59cm" chartooo:height="1.17cm" style:legend-expansion-aspect-ratio="5.63247863247863" chart:style-name="ch4"/>
        <chart:plot-area chart:style-name="ch5" table:cell-range-address="Sheet1.E62:Sheet1.F91 Sheet1.D1:Sheet1.D1 Sheet1.F1:Sheet1.F1 Sheet1.F32:Sheet1.F32" chart:data-source-has-labels="both" svg:x="1.59cm" svg:y="1.959cm" svg:width="16.373cm" svg:height="7.08cm">
          <chartooo:coordinate-region svg:x="2.211cm" svg:y="2.158cm" svg:width="15.472cm" svg:height="5.836cm"/>
          <chart:axis chart:dimension="x" chart:name="primary-x" chart:style-name="ch6" chartooo:axis-type="auto">
            <chartooo:date-scale/>
            <chart:title svg:x="7.589cm" svg:y="9.25cm" chart:style-name="ch7">
              <text:p>Simultaneous com. time [ms]</text:p>
            </chart:title>
            <chart:categories table:cell-range-address="Sheet1.E63:Sheet1.E91 Sheet1.D1:Sheet1.D1 Sheet1.F1:Sheet1.F1 Sheet1.F32:Sheet1.F32"/>
          </chart:axis>
          <chart:axis chart:dimension="y" chart:name="primary-y" chart:style-name="ch6">
            <chart:title svg:x="0.668cm" svg:y="6.482cm" chart:style-name="ch8">
              <text:p>Total time [s]</text:p>
            </chart:title>
            <chart:grid chart:style-name="ch9" chart:class="major"/>
          </chart:axis>
          <chart:series chart:style-name="ch10" chart:values-cell-range-address="Sheet1.F63:Sheet1.F91" chart:label-cell-address="Sheet1.F62:Sheet1.F6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41</text:p>
                <draw:g>
                  <svg:desc>Sheet1.F62:Sheet1.F6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E63:Sheet1.E91 Sheet1.D1:Sheet1.D1 Sheet1.F1:Sheet1.F1 Sheet1.F32:Sheet1.F32</svg:desc>
                </draw:g>
              </table:table-cell>
              <table:table-cell office:value-type="float" office:value="0.305">
                <text:p>0.305</text:p>
                <draw:g>
                  <svg:desc>Sheet1.F63:Sheet1.F9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514">
                <text:p>1.5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5">
                <text:p>1.7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078">
                <text:p>2.0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647">
                <text:p>2.64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213">
                <text:p>3.2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197">
                <text:p>3.1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254">
                <text:p>3.25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649">
                <text:p>3.6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.353">
                <text:p>4.3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376">
                <text:p>4.3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.128">
                <text:p>5.12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.111">
                <text:p>5.1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411">
                <text:p>5.41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.896">
                <text:p>5.8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.409">
                <text:p>5.40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.937">
                <text:p>6.93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.826">
                <text:p>7.82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.451">
                <text:p>7.45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.551">
                <text:p>7.55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.126">
                <text:p>8.12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9.007">
                <text:p>9.0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26cm" svg:height="10.592cm" xlink:href=".." xlink:type="simple" chart:class="chart:line" chart:style-name="ch1">
        <chart:title svg:x="1.817cm" svg:y="0.348cm" chart:style-name="ch2">
          <text:p>Total time (simultaneous comp. time)</text:p>
        </chart:title>
        <chart:subtitle svg:x="3.847cm" svg:y="1.337cm" chart:style-name="ch3">
          <text:p>Buffer size 20, thread pairs 2, processing limit 200 per proxy</text:p>
        </chart:subtitle>
        <chart:legend svg:x="10.841cm" svg:y="0.26cm" style:legend-expansion="custom" chartooo:width="6.59cm" chartooo:height="1.17cm" style:legend-expansion-aspect-ratio="5.63247863247863" chart:style-name="ch4"/>
        <chart:plot-area chart:style-name="ch5" table:cell-range-address="Sheet1.E93:Sheet1.F121 Sheet1.D1:Sheet1.D1 Sheet1.F1:Sheet1.F1 Sheet1.F32:Sheet1.F32 Sheet1.F62:Sheet1.F62" chart:data-source-has-labels="both" svg:x="1.086cm" svg:y="2.011cm" svg:width="16.369cm" svg:height="6.679cm">
          <chartooo:coordinate-region svg:x="1.707cm" svg:y="2.21cm" svg:width="15.469cm" svg:height="5.833cm"/>
          <chart:axis chart:dimension="x" chart:name="primary-x" chart:style-name="ch6" chartooo:axis-type="auto">
            <chartooo:date-scale/>
            <chart:title svg:x="7.083cm" svg:y="8.901cm" chart:style-name="ch7">
              <text:p>Simultaneous com. time [ms]</text:p>
            </chart:title>
            <chart:categories table:cell-range-address="Sheet1.E94:Sheet1.E121 Sheet1.D1:Sheet1.D1 Sheet1.F1:Sheet1.F1 Sheet1.F32:Sheet1.F32 Sheet1.F62:Sheet1.F62"/>
          </chart:axis>
          <chart:axis chart:dimension="y" chart:name="primary-y" chart:style-name="ch6">
            <chart:title svg:x="0.164cm" svg:y="6.333cm" chart:style-name="ch8">
              <text:p>Total time [s]</text:p>
            </chart:title>
            <chart:grid chart:style-name="ch9" chart:class="major"/>
          </chart:axis>
          <chart:series chart:style-name="ch10" chart:values-cell-range-address="Sheet1.F94:Sheet1.F121" chart:label-cell-address="Sheet1.F93:Sheet1.F93" chart:class="chart:line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3</text:p>
                <draw:g>
                  <svg:desc>Sheet1.F93:Sheet1.F9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E94:Sheet1.E121 Sheet1.D1:Sheet1.D1 Sheet1.F1:Sheet1.F1 Sheet1.F32:Sheet1.F32 Sheet1.F62:Sheet1.F62</svg:desc>
                </draw:g>
              </table:table-cell>
              <table:table-cell office:value-type="float" office:value="0.501">
                <text:p>0.501</text:p>
                <draw:g>
                  <svg:desc>Sheet1.F94:Sheet1.F1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893">
                <text:p>2.89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608">
                <text:p>3.6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791">
                <text:p>3.7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068">
                <text:p>4.0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831">
                <text:p>4.8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.759">
                <text:p>5.75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.895">
                <text:p>5.89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.403">
                <text:p>6.40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.877">
                <text:p>6.87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.667">
                <text:p>7.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.862">
                <text:p>7.86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.034">
                <text:p>9.03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.027">
                <text:p>9.02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.899">
                <text:p>9.8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.026">
                <text:p>9.0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.726">
                <text:p>10.72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234">
                <text:p>11.2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2.675">
                <text:p>12.67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.817">
                <text:p>10.81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.268">
                <text:p>13.26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2.236">
                <text:p>12.23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3.523">
                <text:p>13.5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